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e8b" officeooo:paragraph-rsid="000cee8b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e978d" officeooo:paragraph-rsid="000e978d" style:font-size-asian="14pt" style:font-size-complex="14pt"/>
    </style:style>
    <style:style style:name="P3" style:family="paragraph" style:parent-style-name="Standard">
      <style:text-properties fo:font-size="14pt" fo:font-style="normal" style:text-underline-style="solid" style:text-underline-width="auto" style:text-underline-color="font-color" officeooo:rsid="000fcb66" officeooo:paragraph-rsid="000fcb66" style:font-size-asian="14pt" style:font-style-asian="normal" style:font-size-complex="14pt" style:font-style-complex="normal"/>
    </style:style>
    <style:style style:name="P4" style:family="paragraph" style:parent-style-name="Standard">
      <style:text-properties fo:font-size="13pt" officeooo:rsid="000e978d" officeooo:paragraph-rsid="000e978d" style:font-size-asian="13pt" style:font-size-complex="13pt"/>
    </style:style>
    <style:style style:name="P5" style:family="paragraph" style:parent-style-name="Standard">
      <style:text-properties fo:font-size="13pt" fo:font-style="italic" officeooo:rsid="000cee8b" officeooo:paragraph-rsid="000cee8b" style:font-size-asian="13pt" style:font-style-asian="italic" style:font-size-complex="13pt" style:font-style-complex="italic"/>
    </style:style>
    <style:style style:name="P6" style:family="paragraph" style:parent-style-name="Standard">
      <style:text-properties fo:font-size="13pt" fo:font-style="italic" officeooo:rsid="0010be14" officeooo:paragraph-rsid="0010be14" style:font-size-asian="13pt" style:font-style-asian="italic" style:font-size-complex="13pt" style:font-style-complex="italic"/>
    </style:style>
    <style:style style:name="P7" style:family="paragraph" style:parent-style-name="Standard">
      <style:text-properties fo:font-size="13pt" fo:font-style="normal" officeooo:rsid="000fcb66" officeooo:paragraph-rsid="000fcb66" style:font-size-asian="13pt" style:font-style-asian="normal" style:font-size-complex="13pt" style:font-style-complex="normal"/>
    </style:style>
    <style:style style:name="P8" style:family="paragraph" style:parent-style-name="Standard">
      <style:text-properties fo:font-size="13pt" fo:font-style="normal" officeooo:rsid="0010be14" officeooo:paragraph-rsid="0010be14" style:font-size-asian="13pt" style:font-style-asian="normal" style:font-size-complex="13pt" style:font-style-complex="normal"/>
    </style:style>
    <style:style style:name="P9" style:family="paragraph" style:parent-style-name="Standard">
      <style:text-properties fo:font-size="13pt" fo:font-style="normal" fo:font-weight="normal" officeooo:rsid="0010be14" officeooo:paragraph-rsid="0010be14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font-style="normal" fo:font-weight="normal" officeooo:rsid="00117331" officeooo:paragraph-rsid="00117331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fo:font-weight="normal" officeooo:rsid="00117331" officeooo:paragraph-rsid="0012f0ba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fo:font-weight="normal" officeooo:rsid="0012f0ba" officeooo:paragraph-rsid="0012f0ba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fo:font-weight="normal" officeooo:rsid="0014d8d5" officeooo:paragraph-rsid="0014d8d5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5pt" style:text-underline-style="none" fo:font-weight="bold" officeooo:rsid="000cee8b" officeooo:paragraph-rsid="000cee8b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style="normal" fo:font-weight="bold" officeooo:rsid="0020f168" officeooo:paragraph-rsid="0020f168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fo:font-size="15pt" fo:font-style="normal" fo:font-weight="bold" officeooo:rsid="0010be14" officeooo:paragraph-rsid="0010be14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text-properties fo:font-size="15pt" fo:font-style="normal" fo:font-weight="bold" officeooo:rsid="00223186" officeooo:paragraph-rsid="00223186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text-properties fo:font-size="13pt" fo:font-style="normal" officeooo:rsid="000fcb66" officeooo:paragraph-rsid="000fcb66" style:font-size-asian="13pt" style:font-style-asian="normal" style:font-size-complex="13pt" style:font-style-complex="normal"/>
    </style:style>
    <style:style style:name="P19" style:family="paragraph" style:parent-style-name="Standard" style:list-style-name="L3">
      <style:text-properties fo:font-size="13pt" fo:font-style="normal" officeooo:rsid="000fcb66" officeooo:paragraph-rsid="0010be14" style:font-size-asian="13pt" style:font-style-asian="normal" style:font-size-complex="13pt" style:font-style-complex="normal"/>
    </style:style>
    <style:style style:name="P20" style:family="paragraph" style:parent-style-name="Standard" style:list-style-name="L3">
      <style:text-properties fo:font-size="13pt" fo:font-style="normal" officeooo:rsid="000fcb66" officeooo:paragraph-rsid="000fcb66" style:font-size-asian="13pt" style:font-style-asian="normal" style:font-size-complex="13pt" style:font-style-complex="normal"/>
    </style:style>
    <style:style style:name="P21" style:family="paragraph" style:parent-style-name="Standard" style:list-style-name="L3">
      <style:text-properties fo:font-size="13pt" fo:font-style="normal" officeooo:rsid="0017ff56" officeooo:paragraph-rsid="0017ff56" style:font-size-asian="13pt" style:font-style-asian="normal" style:font-size-complex="13pt" style:font-style-complex="normal"/>
    </style:style>
    <style:style style:name="P22" style:family="paragraph" style:parent-style-name="Standard">
      <style:text-properties fo:font-size="13pt" fo:font-style="normal" officeooo:rsid="0010be14" officeooo:paragraph-rsid="0010be14" style:font-size-asian="13pt" style:font-style-asian="normal" style:font-size-complex="13pt" style:font-style-complex="normal"/>
    </style:style>
    <style:style style:name="P23" style:family="paragraph" style:parent-style-name="Standard" style:list-style-name="L3">
      <style:text-properties fo:font-size="13pt" fo:font-style="normal" officeooo:rsid="0010be14" officeooo:paragraph-rsid="0010be14" style:font-size-asian="13pt" style:font-style-asian="normal" style:font-size-complex="13pt" style:font-style-complex="normal"/>
    </style:style>
    <style:style style:name="P24" style:family="paragraph" style:parent-style-name="Standard">
      <style:text-properties fo:font-size="13pt" fo:font-style="normal" fo:font-weight="normal" officeooo:rsid="00117331" officeooo:paragraph-rsid="00117331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text-properties fo:font-size="13pt" fo:font-style="normal" fo:font-weight="normal" officeooo:rsid="00117331" officeooo:paragraph-rsid="0012f0ba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 style:list-style-name="L6">
      <style:text-properties fo:font-size="13pt" fo:font-style="normal" fo:font-weight="normal" officeooo:rsid="00117331" officeooo:paragraph-rsid="0012f0ba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text-properties fo:font-size="13pt" fo:font-style="normal" fo:font-weight="normal" officeooo:rsid="00117331" officeooo:paragraph-rsid="0024fb90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7">
      <style:text-properties fo:font-size="13pt" fo:font-style="normal" fo:font-weight="normal" officeooo:rsid="00117331" officeooo:paragraph-rsid="0024fb90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8">
      <style:text-properties fo:font-size="13pt" fo:font-style="normal" fo:font-weight="normal" officeooo:rsid="00117331" officeooo:paragraph-rsid="00117331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fo:font-size="13pt" fo:font-style="normal" fo:font-weight="normal" officeooo:rsid="0017ff56" officeooo:paragraph-rsid="0017ff56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size="13pt" fo:font-style="normal" fo:font-weight="normal" officeooo:rsid="0014d8d5" officeooo:paragraph-rsid="0014d8d5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1">
      <style:text-properties fo:font-size="13pt" fo:font-style="normal" fo:font-weight="normal" officeooo:rsid="0014d8d5" officeooo:paragraph-rsid="00167f2a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9">
      <style:text-properties fo:font-size="13pt" fo:font-style="normal" fo:font-weight="normal" officeooo:rsid="0014d8d5" officeooo:paragraph-rsid="0014d8d5" style:font-size-asian="11.3500003814697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10">
      <style:text-properties fo:font-size="13pt" fo:font-style="normal" fo:font-weight="normal" officeooo:rsid="0014d8d5" officeooo:paragraph-rsid="0014d8d5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size="13pt" fo:font-style="normal" fo:font-weight="normal" officeooo:rsid="00199755" officeooo:paragraph-rsid="00199755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text-properties fo:font-size="13pt" fo:font-style="normal" fo:font-weight="normal" officeooo:rsid="00167f2a" officeooo:paragraph-rsid="001ace13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text-properties fo:font-size="13pt" fo:font-style="normal" fo:font-weight="normal" officeooo:rsid="001ace13" officeooo:paragraph-rsid="001ace13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text-properties fo:font-size="13pt" fo:font-style="normal" fo:font-weight="normal" officeooo:rsid="001c1bc4" officeooo:paragraph-rsid="001c1bc4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11">
      <style:text-properties fo:font-size="13pt" fo:font-style="normal" fo:font-weight="normal" officeooo:rsid="001c1bc4" officeooo:paragraph-rsid="001c1bc4" style:font-size-asian="11.3500003814697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text-properties fo:font-size="13pt" fo:font-style="normal" fo:font-weight="normal" officeooo:rsid="001d3c4f" officeooo:paragraph-rsid="001d3c4f" style:font-size-asian="11.3500003814697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11">
      <style:text-properties fo:font-size="13pt" fo:font-style="normal" fo:font-weight="normal" officeooo:rsid="001d3c4f" officeooo:paragraph-rsid="001d3c4f" style:font-size-asian="11.3500003814697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2">
      <style:text-properties fo:font-size="13pt" fo:font-style="normal" fo:font-weight="normal" officeooo:rsid="001d3c4f" officeooo:paragraph-rsid="001d3c4f" style:font-size-asian="11.3500003814697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text-properties fo:font-size="13pt" fo:font-style="normal" fo:font-weight="normal" officeooo:rsid="001df183" officeooo:paragraph-rsid="001df183" style:font-size-asian="11.3500003814697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text-properties fo:font-size="13pt" fo:font-style="normal" fo:font-weight="normal" officeooo:rsid="001f1ec3" officeooo:paragraph-rsid="001f1ec3" style:font-size-asian="11.3500003814697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fo:font-size="13pt" fo:font-style="normal" fo:font-weight="normal" officeooo:rsid="001f1ec3" officeooo:paragraph-rsid="0020f168" style:font-size-asian="11.3500003814697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text-properties fo:font-size="13pt" fo:font-style="normal" fo:font-weight="normal" officeooo:rsid="0020f168" officeooo:paragraph-rsid="0020f168" style:font-size-asian="11.3500003814697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text-properties fo:font-size="13pt" fo:font-style="normal" fo:font-weight="normal" officeooo:rsid="0012f0ba" officeooo:paragraph-rsid="0012f0ba" style:font-size-asian="11.3500003814697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 style:list-style-name="L4">
      <style:text-properties fo:font-size="13pt" fo:font-style="normal" fo:font-weight="normal" officeooo:rsid="0012f0ba" officeooo:paragraph-rsid="0012f0ba" style:font-size-asian="11.3500003814697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 style:list-style-name="L6">
      <style:text-properties fo:font-size="13pt" fo:font-style="normal" fo:font-weight="normal" officeooo:rsid="0012f0ba" officeooo:paragraph-rsid="0024fb90" style:font-size-asian="11.3500003814697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text-properties fo:font-size="13pt" fo:font-style="normal" fo:font-weight="normal" officeooo:rsid="0010be14" officeooo:paragraph-rsid="0010be14" style:font-size-asian="11.3500003814697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text-properties fo:font-size="13pt" fo:font-style="normal" fo:font-weight="normal" officeooo:rsid="002600f7" officeooo:paragraph-rsid="002600f7" style:font-size-asian="11.3500003814697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text-properties fo:font-size="13pt" fo:font-style="normal" style:text-underline-style="none" fo:font-weight="normal" officeooo:rsid="00223186" officeooo:paragraph-rsid="00223186" style:font-size-asian="11.3500003814697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 style:list-style-name="L13">
      <style:text-properties fo:font-size="13pt" fo:font-style="normal" style:text-underline-style="none" fo:font-weight="normal" officeooo:rsid="00223186" officeooo:paragraph-rsid="00223186" style:font-size-asian="11.3500003814697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14">
      <style:text-properties fo:font-size="13pt" fo:font-style="normal" style:text-underline-style="none" fo:font-weight="normal" officeooo:rsid="00223186" officeooo:paragraph-rsid="00223186" style:font-size-asian="11.3500003814697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text-properties fo:font-size="13pt" fo:font-style="normal" style:text-underline-style="none" fo:font-weight="normal" officeooo:rsid="0022fe33" officeooo:paragraph-rsid="0022fe33" style:font-size-asian="11.3500003814697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223186" officeooo:paragraph-rsid="00223186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223186" officeooo:paragraph-rsid="0020f168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22fe33" officeooo:paragraph-rsid="0022fe33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text-properties fo:font-size="14pt" fo:font-style="normal" style:text-underline-style="none" fo:font-weight="normal" officeooo:rsid="00223186" officeooo:paragraph-rsid="00223186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text-properties officeooo:rsid="000cee8b" officeooo:paragraph-rsid="000cee8b"/>
    </style:style>
    <style:style style:name="P61" style:family="paragraph" style:parent-style-name="Standard">
      <style:text-properties officeooo:rsid="000cee8b" officeooo:paragraph-rsid="002434ff"/>
    </style:style>
    <style:style style:name="P62" style:family="paragraph" style:parent-style-name="Standard">
      <style:text-properties fo:color="#000000" fo:font-style="italic" officeooo:rsid="002434ff" officeooo:paragraph-rsid="002434ff" style:font-style-asian="italic" style:font-style-complex="italic"/>
    </style:style>
    <style:style style:name="P63" style:family="paragraph" style:parent-style-name="Standard">
      <style:text-properties fo:color="#000000" officeooo:rsid="002434ff" officeooo:paragraph-rsid="002434ff"/>
    </style:style>
    <style:style style:name="P64" style:family="paragraph" style:parent-style-name="Standard" style:list-style-name="L1">
      <style:text-properties officeooo:paragraph-rsid="0014d8d5"/>
    </style:style>
    <style:style style:name="P65" style:family="paragraph" style:parent-style-name="Standard" style:list-style-name="L1">
      <style:text-properties officeooo:paragraph-rsid="00167f2a"/>
    </style:style>
    <style:style style:name="T1" style:family="text">
      <style:text-properties officeooo:rsid="000cee8b"/>
    </style:style>
    <style:style style:name="T2" style:family="text">
      <style:text-properties officeooo:rsid="000e978d"/>
    </style:style>
    <style:style style:name="T3" style:family="text">
      <style:text-properties officeooo:rsid="0010be14"/>
    </style:style>
    <style:style style:name="T4" style:family="text">
      <style:text-properties officeooo:rsid="00117331"/>
    </style:style>
    <style:style style:name="T5" style:family="text">
      <style:text-properties officeooo:rsid="0012f0ba"/>
    </style:style>
    <style:style style:name="T6" style:family="text">
      <style:text-properties officeooo:rsid="00167f2a"/>
    </style:style>
    <style:style style:name="T7" style:family="text">
      <style:text-properties officeooo:rsid="0017ff56"/>
    </style:style>
    <style:style style:name="T8" style:family="text">
      <style:text-properties fo:font-size="13pt" fo:font-style="normal" fo:font-weight="normal" officeooo:rsid="0014d8d5" style:font-size-asian="11.3500003814697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size="13pt" fo:font-style="normal" fo:font-weight="normal" officeooo:rsid="00167f2a" style:font-size-asian="11.3500003814697pt" style:font-style-asian="normal" style:font-weight-asian="normal" style:font-size-complex="13pt" style:font-style-complex="normal" style:font-weight-complex="normal"/>
    </style:style>
    <style:style style:name="T10" style:family="text">
      <style:text-properties officeooo:rsid="00199755"/>
    </style:style>
    <style:style style:name="T11" style:family="text">
      <style:text-properties officeooo:rsid="001ace13"/>
    </style:style>
    <style:style style:name="T12" style:family="text">
      <style:text-properties officeooo:rsid="001c1bc4"/>
    </style:style>
    <style:style style:name="T13" style:family="text">
      <style:text-properties officeooo:rsid="001d3c4f"/>
    </style:style>
    <style:style style:name="T14" style:family="text">
      <style:text-properties officeooo:rsid="001df183"/>
    </style:style>
    <style:style style:name="T15" style:family="text">
      <style:text-properties officeooo:rsid="001f1ec3"/>
    </style:style>
    <style:style style:name="T16" style:family="text">
      <style:text-properties style:font-size-asian="13pt"/>
    </style:style>
    <style:style style:name="T17" style:family="text">
      <style:text-properties officeooo:rsid="0022fe33"/>
    </style:style>
    <style:style style:name="T18" style:family="text">
      <style:text-properties fo:color="#ff3300" fo:font-size="15pt" style:font-size-asian="15pt" style:font-size-complex="15pt"/>
    </style:style>
    <style:style style:name="T19" style:family="text">
      <style:text-properties officeooo:rsid="002434ff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officeooo:rsid="0024fb90"/>
    </style:style>
    <style:style style:name="T22" style:family="text">
      <style:text-properties officeooo:rsid="002600f7"/>
    </style:style>
    <style:style style:name="T23" style:family="text">
      <style:text-properties officeooo:rsid="00272f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20">Angelo Catalani 1582230</text:span></text:p>
      <text:p text:style-name="P1"><text:span text:style-name="T18"/></text:p>
      <text:p text:style-name="P1"><text:span text:style-name="T18">RELAZIONE DEL PROGETTO DI SISTEMI OPERATIVI (6 CFU ).</text:span></text:p>
      <text:p text:style-name="P61"/>
      <text:p text:style-name="P14">Introduzione.</text:p>
      <text:p text:style-name="P4"/>
      <text:p text:style-name="P2">Specifica <text:s/>:</text:p>
      <text:p text:style-name="P4"/>
      <text:p text:style-name="P5">Realizzazione di un servizio di scambio messaggi supportato tramite un server</text:p>
      <text:p text:style-name="P5">sequenziale o concorrente (a scelta). Il servizio deve accettare messaggi</text:p>
      <text:p text:style-name="P5">provenienti da client (ospitati in generale su macchine distinte da quella</text:p>
      <text:p text:style-name="P5">dove ri<text:span text:style-name="T2">si</text:span>e<text:span text:style-name="T2">de </text:span><text:s/>il server) ed archiviarli.</text:p>
      <text:p text:style-name="P5"/>
      <text:p text:style-name="P5">L'applicazione client deve fornire ad un utente le seguenti funzioni:</text:p>
      <text:p text:style-name="P5">1. Lettura tutti i messaggi spediti all'utente.</text:p>
      <text:p text:style-name="P5">2. Spedizione di un nuovo messaggio a uno qualunque degli utenti del sistema.</text:p>
      <text:p text:style-name="P5">3. Cancellare dei messaggi ricevuti <text:s/>dall'utente.</text:p>
      <text:p text:style-name="P5"/>
      <text:p text:style-name="P5">Un messaggio deve contenere almeno i campi Destinatario, Oggetto e Testo.</text:p>
      <text:p text:style-name="P6">Si precisa che la specifica prevede la realizzazione sia dell'applicazione client</text:p>
      <text:p text:style-name="P6">ce di quella server. Inoltre, il servizio potrà essere utilizzato solo</text:p>
      <text:p text:style-name="P6">da utenti autorizzati (deve essere quindi previsto un meccanismo di autenticazione).</text:p>
      <text:p text:style-name="P7"/>
      <text:p text:style-name="P3">Plus :</text:p>
      <text:p text:style-name="P7"/>
      <text:p text:style-name="P7">Il client fornisce <text:s/>anche le seguenti funzioni:</text:p>
      <text:p text:style-name="P7"/>
      <text:list xml:id="list1518448591302247424" text:style-name="L3">
        <text:list-header>
          <text:p text:style-name="P23">1. Lettura tutti i messaggi spediti dall’utente.</text:p>
          <text:p text:style-name="P19"><text:span text:style-name="T3">2</text:span>. <text:span text:style-name="T1">Cancellare dei messaggi </text:span>inviati<text:span text:style-name="T1"> <text:s/>all'utente.</text:span></text:p>
          <text:p text:style-name="P20"><text:span text:style-name="T3">3</text:span>. Visualizzare utenti on-line.</text:p>
          <text:p text:style-name="P20"><text:span text:style-name="T3">4</text:span>. <text:span text:style-name="T3">Procedura di registrazione.</text:span></text:p>
          <text:p text:style-name="P21">5.Visualizzare messaggi rimossi.</text:p>
        </text:list-header>
      </text:list>
      <text:p text:style-name="P8"/>
      <text:p text:style-name="P8">Il server non consente l’autenticazione ad uno stesso utente già autenticato.</text:p>
      <text:p text:style-name="P8"/>
      <text:p text:style-name="P16">Implementazione.</text:p>
      <text:p text:style-name="P16"/>
      <text:p text:style-name="P56">Scelte di <text:span text:style-name="T22">progetto</text:span> e realizzative:</text:p>
      <text:p text:style-name="P17"/>
      <text:p text:style-name="P12">Il tipo di comunicazione <text:s/>implementato attraverso socket è :</text:p>
      <text:p text:style-name="P12"/>
      <text:list xml:id="list1310135642563024261" text:style-name="L4">
        <text:list-item>
          <text:p text:style-name="P48">protocollo:TCP</text:p>
        </text:list-item>
        <text:list-item>
          <text:p text:style-name="P48">comunicazione:sock_stream</text:p>
        </text:list-item>
      </text:list>
      <text:p text:style-name="P12"/>
      <text:p text:style-name="P9"><text:soft-page-break/>Il server è multi-thread: il main thread <text:s/>è in attesa di una nuova connessione ed in caso di successo lancia un nuovo thread per la gestione della connessione <text:span text:style-name="T4">per poi rimettersi in attesa.</text:span></text:p>
      <text:p text:style-name="P9"/>
      <text:p text:style-name="P10">Il server pu<text:span text:style-name="T7">ò </text:span><text:s/>essere lanciato con i parametri : setup oppure nosetup.</text:p>
      <text:p text:style-name="P27">Nel primo caso si <text:span text:style-name="T22">auto configura</text:span> :</text:p>
      <text:list xml:id="list1519126326976362338" text:style-name="L7">
        <text:list-item>
          <text:p text:style-name="P28"><text:span text:style-name="T7">C</text:span>reazione della cartella “msgbox” per contenere nuovi <text:span text:style-name="T22">messaggi</text:span> .</text:p>
        </text:list-item>
        <text:list-item>
          <text:p text:style-name="P28"><text:span text:style-name="T7">C</text:span>reazione de<text:span text:style-name="T7">i </text:span>file “msg_box” e “users” per tenere traccia dei messaggi scambiati <text:span text:style-name="T7">e degli</text:span> utenti registrati.</text:p>
        </text:list-item>
        <text:list-item>
          <text:p text:style-name="P28"><text:span text:style-name="T7">N</text:span>el caso in cui siano già presenti alcuni di questi file (o directory) <text:s/>provvede ad eliminarne il contenuto.</text:p>
        </text:list-item>
      </text:list>
      <text:p text:style-name="P38">L’implementazione di quest’ultimo step avviene attraverso una funzione ricorsiva che elimina il contenuto a<text:span text:style-name="T22">n</text:span>che di eventuali sub-directory annidate.</text:p>
      <text:p text:style-name="P38">Per distingu<text:span text:style-name="T22">e</text:span>re un regular-file da un directory-file ho utilizzato le libreria stat.h :la funzione stat e le <text:s/>macro S_ISREG e S_ISDIR</text:p>
      <text:p text:style-name="P10"><text:span text:style-name="T12">Se il parametro è nosetup</text:span> il server usa l’ultima configurazione e ci saranno errori inevitabili nel caso in cui il server non sia stato precedentemente configurato.</text:p>
      <text:p text:style-name="P11"/>
      <text:p text:style-name="P11">Il server per la gestione degli utenti usa <text:span text:style-name="T5">la struttura dati “msg_box” caratterizzata da:</text:span></text:p>
      <text:list xml:id="list4564040100475670218" text:style-name="L6">
        <text:list-item>
          <text:p text:style-name="P26"><text:span text:style-name="T7">Utenti registrati:</text:span>hash-table le cui collisioni sono implementate attraverso una lista collegata.</text:p>
        </text:list-item>
        <text:list-item>
          <text:p text:style-name="P49"><text:span text:style-name="T7">N</text:span>umero totale di utenti</text:p>
        </text:list-item>
        <text:list-item>
          <text:p text:style-name="P49"><text:span text:style-name="T7">N</text:span>umero totale di messaggi</text:p>
        </text:list-item>
      </text:list>
      <text:p text:style-name="P12">La msg_box è inizializzata dal main thread e condivisa da tutti i thread che gestiscono eventuali c<text:span text:style-name="T7">onnessioni</text:span>.</text:p>
      <text:p text:style-name="P30">La scelta di un server multi-thread rispetto ad uno multi-processo si giustifica nella semplicità di realizzare la condivisione della struttura dati sopra citata.</text:p>
      <text:p text:style-name="P12">Ogni accesso alla msg_box è realizzato in mutua esclusione attraverso un unico semaforo binario.</text:p>
      <text:p text:style-name="P12">Non è stato possibile realizzare una sincronizzazione a grana più fine poiché nel caso in cui l’hash table in seguito ad un operazione di add si fosse allargata( <text:span text:style-name="T7">nel caso in cui</text:span> il load-factor divenisse&gt;=0.7) ci sarebbero stati possibili deadlock se avessi adottato un semaforo binario per ogni cella del bucket array dell hash table.</text:p>
      <text:p text:style-name="P12"/>
      <text:p text:style-name="P12">Il server setta a 100 secondi la massima attesa in seguito ad una wait per riconoscere situazioni di deadlock , le quali sono tuttavia teoricamente impossibili.</text:p>
      <text:p text:style-name="P12"/>
      <text:p text:style-name="P12">Il server in caso di shut-down ( ricezione dell evento SIGINT) , prima di liberare la memoria allocata provvede ad assicurarsi che nessun thread sia in sezione critica,al fine di mantenere <text:span text:style-name="T7">l’</text:span>integrit<text:span text:style-name="T7">à</text:span> <text:s/><text:span text:style-name="T7">de</text:span>i dati presenti su storage fisico permanente.</text:p>
      <text:p text:style-name="P12"/>
      <text:p text:style-name="P12">Un thread lanciato dal server , nel caso in cui fosse in attesa per piu di 1000 secondi a causa di un operazione bloccante termina:<text:span text:style-name="T7">tale situazione impedisce che un client sia <text:s/>inattivo per più di 1000 secondi. </text:span></text:p>
      <text:p text:style-name="P12"/>
      <text:p text:style-name="P13"><text:soft-page-break/>Il main thread prima di accettare connessioni alloca la msg_box , la lista degli utenti online,apre i <text:span text:style-name="T7">due </text:span>file <text:span text:style-name="T7">(“msg_box” e “users”)</text:span> i cui descrittori sono salvati in variabili globali per consentire l’accesso sempre in mutua esclusione ai thread, ed inizializza i semafori.</text:p>
      <text:p text:style-name="P30">Poichè le operazioni sulla struttura dati condivisa <text:span text:style-name="T10">coinvolgono anche accesso a file , la mutua esclusione è comunque garantita dall’utilizzo dello stesso semaforo sopra citato.</text:span></text:p>
      <text:p text:style-name="P30"/>
      <text:p text:style-name="P13">La lista degli utenti online <text:span text:style-name="T10">implementata come lista collegata di nomi utente(stringhe)</text:span> è condivisa in mutua esclusione tra i thread <text:s/><text:span text:style-name="T10">attraverso un secondo semaforo binario.</text:span></text:p>
      <text:p text:style-name="P13"><text:span text:style-name="T10">Quest’ultima è </text:span><text:s/>consultata per visualizzare utenti online <text:span text:style-name="T10">(lato client)</text:span>ed impedire <text:span text:style-name="T23">l’autenticazione</text:span> a più applicazioni client con uno stesso nome utente<text:span text:style-name="T10">(lato server)</text:span>.</text:p>
      <text:p text:style-name="P10">Ogni utente è caratterizzato da:</text:p>
      <text:list xml:id="list3005883972052891104" text:style-name="L8">
        <text:list-item>
          <text:p text:style-name="P29">nome:stringa</text:p>
        </text:list-item>
        <text:list-item>
          <text:p text:style-name="P29">password:stringa</text:p>
        </text:list-item>
        <text:list-item>
          <text:p text:style-name="P29">messaggi ricevuti/inviati/eliminati : <text:span text:style-name="T10">3 </text:span>liste collegate <text:span text:style-name="T10">di stringhe</text:span></text:p>
        </text:list-item>
      </text:list>
      <text:p text:style-name="P12">I nomi <text:span text:style-name="T10">degli utenti </text:span>sono univoci: non è consentita la registrazione con uno stesso nome</text:p>
      <text:p text:style-name="P13">Il file “users” è cosi strutturato, ogni riga contiene:</text:p>
      <text:list xml:id="list2928918969594496795" text:style-name="L9">
        <text:list-item>
          <text:p text:style-name="P33">nome utente.</text:p>
        </text:list-item>
        <text:list-item>
          <text:p text:style-name="P33">password.</text:p>
        </text:list-item>
      </text:list>
      <text:p text:style-name="P36">La registrazione di un utente comporta l’aggiunta di una nuova riga nel file “users”.</text:p>
      <text:p text:style-name="P13"/>
      <text:p text:style-name="P13">Il file “msg_box” <text:s/>è cosi strutturato,ogni riga contiene:</text:p>
      <text:list xml:id="list8907692723717539821" text:style-name="L10">
        <text:list-item>
          <text:p text:style-name="P34">nome utente che invia un messaggio</text:p>
        </text:list-item>
        <text:list-item>
          <text:p text:style-name="P34"><text:s/>nome utente che riceve il messaggio</text:p>
        </text:list-item>
        <text:list-item>
          <text:p text:style-name="P34"><text:s/>nome del file contenente il testo del messaggio</text:p>
        </text:list-item>
        <text:list-item>
          <text:p text:style-name="P34"><text:s/>flag che può essere :</text:p>
        </text:list-item>
      </text:list>
      <text:list xml:id="list5438137391538599464" text:style-name="L1">
        <text:list-item>
          <text:p text:style-name="P64"><text:span text:style-name="T8">0 se il messaggio è presente <text:s/>nella lista dei messaggi inviati </text:span><text:span text:style-name="T9">dall’utente emittente e nella <text:s/>lista <text:s/>dei messaggi eliminati dal destinatario</text:span></text:p>
        </text:list-item>
        <text:list-item>
          <text:p text:style-name="P32"><text:span text:style-name="T17"><text:s/></text:span>1 se il messaggio è presente solo nella lista dei messaggi ricevuti <text:span text:style-name="T6">dall’utente destinatario e nella lista <text:s/>dei messaggi eliminati dall’emittente</text:span></text:p>
        </text:list-item>
        <text:list-item>
          <text:p text:style-name="P32"><text:span text:style-name="T17"><text:s/></text:span>2 <text:span text:style-name="T6">s</text:span>e il messaggio è presente nella lista dei messaggi inviati <text:span text:style-name="T6">dall’utente emittente e nella lista <text:s/>dei messaggi ricevuti dal destinatario</text:span></text:p>
        </text:list-item>
        <text:list-item>
          <text:p text:style-name="P65"><text:span text:style-name="T17"><text:s/></text:span>3 <text:span text:style-name="T6">s</text:span>e il messaggio è presente nella lista dei messaggi <text:span text:style-name="T6">eliminati</text:span> <text:span text:style-name="T6">dall’utente emittente e nella lista <text:s/>dei messaggi eliminati dal destinatario</text:span></text:p>
        </text:list-item>
      </text:list>
      <text:p text:style-name="P35">L’uso di tale flag risponde all’esigenza di <text:s/>tenere traccia dei messaggi rimossi e quindi di individuare i messaggi rimossi sia dall’emittente che dal destinatario (flag = 3) che devono quindi essere eliminati (operazione di unlink ) dallo storage fisico.</text:p>
      <text:p text:style-name="P35">Infatti i messaggi presenti nella lista <text:span text:style-name="T23">trash </text:span>non possono essere letti ma <text:s/>è possibile che siano presenti ancora in memoria secondaria (flag=0 o flag=1 ).</text:p>
      <text:p text:style-name="P36">La creazione di un messaggio comporta l’aggiunta di una nuova linea nel file “msg_box” ove il nome del messaggio è un valore progressivo che si ottiene consulta<text:span text:style-name="T11">nd</text:span>o il numero di messaggi totali scambiati.</text:p>
      <text:p text:style-name="P36"><text:span text:style-name="T11">L</text:span>a creazione <text:span text:style-name="T11">fisica </text:span>di un file contente il contenuto richiesto dall’utente <text:s/><text:span text:style-name="T11">avviene </text:span>nella directory chiamata ”msg_log”.</text:p>
      <text:p text:style-name="P37"/>
      <text:p text:style-name="P37">La gestione degli errori comuni , dell’evento di broken-pipe , mancata ricezione di un messaggio perché <text:span text:style-name="T19">o </text:span>il client <text:span text:style-name="T15">o il server </text:span><text:s/>si disconnett<text:span text:style-name="T15">ono</text:span> e l’errore EAGAIN (in caso del <text:soft-page-break/>timeout di 1000s) avviene attraverso <text:span text:style-name="T21">3</text:span> diverse funzioni <text:span text:style-name="T21">(3 per il server e 3 per il client)</text:span>che eventualmente causano la terminazione solo del thread e non del main thread <text:span text:style-name="T15">se invocate dal server.</text:span></text:p>
      <text:p text:style-name="P37">In particolare per <text:s/>la gestione dell’evento di broken-pipe ho definito un funzione specifica di <text:s/>invio che sfrutta la <text:span text:style-name="T15">sys call </text:span>send con il flag MSG_NOSIGNAL per <text:s/>gestire <text:span text:style-name="T12">successivamente</text:span> l’eventuale errore diEPIPE.</text:p>
      <text:p text:style-name="P38"/>
      <text:p text:style-name="P38">Il server per fornire i servizi si avvale di un modulo esterno co<text:span text:style-name="T15">n</text:span> fu<text:span text:style-name="T15">n</text:span>zioni di manipolazione della msg_box.</text:p>
      <text:p text:style-name="P38">All’interno di esse vi sono quelle che producono un risultato in output che però deve essere trasmesso al client.</text:p>
      <text:p text:style-name="P38">Nell’ipotesi in cui il server e client risiedano nella stessa macchina una possibile soluzione sarebbe stata <text:s/>:</text:p>
      <text:list xml:id="list6396719976128309645" text:style-name="L11">
        <text:list-item>
          <text:p text:style-name="P39">client comunica al server il nome del suo terminale ,ossia la stringa ottenuta dalla chiamat<text:span text:style-name="T13">a</text:span> <text:span text:style-name="T13">ttyname(1=stdoutput file descriptor )</text:span></text:p>
        </text:list-item>
        <text:list-item>
          <text:p text:style-name="P41">il server esegue una open su tale stringa e successivamente redireziona il suo standard output sul descrittore ottenuto dalla open precedente.</text:p>
        </text:list-item>
        <text:list-item>
          <text:p text:style-name="P41">il server <text:span text:style-name="T23">resetta</text:span> lo <text:s/>stato <text:span text:style-name="T23">iniziale </text:span>dello standard output .</text:p>
        </text:list-item>
      </text:list>
      <text:p text:style-name="P40">Tuttavia nel caso corrente ho adottato la seguente soluzione:</text:p>
      <text:list xml:id="list7526903149846948900" text:style-name="L12">
        <text:list-item>
          <text:p text:style-name="P42">server <text:span text:style-name="T23">re-direziona</text:span> lo standard output sul descrittore del socket di comunicazione.</text:p>
        </text:list-item>
        <text:list-item>
          <text:p text:style-name="P42">server <text:span text:style-name="T23">resetta</text:span> lo stato precedente dello std output .</text:p>
        </text:list-item>
      </text:list>
      <text:p text:style-name="P40">Quest’ultimo step richiede di <text:span text:style-name="T14">ottenere ,prima di eseguire lo step1 , una copia dello std output attraverso la chiamata <text:s/>int f1=dup(1) <text:s/>ed una volta eseguito lo step2 per ristabilire la condizione iniziale eseguire dup2( f1,1 ) e quindi close(f1).</text:span></text:p>
      <text:p text:style-name="P43"/>
      <text:p text:style-name="P43">Le operazioni di invio e ricezione <text:span text:style-name="T15">sia lato client che server </text:span><text:s/>sono implementate attraverso l’utilizzo del carattere di ’\n’ come <text:span text:style-name="T23">terminatore. In</text:span> entrambe le funzioni vi è la gestione dei residui e dell’evento EINTR.</text:p>
      <text:p text:style-name="P43">Nel caso della creazione di un messaggio il cui testo può richiedere pi<text:span text:style-name="T23">ù</text:span> righe il client prima di inviare al server l’input dell’utente contenente il testo del messaggio <text:span text:style-name="T15">gli </text:span>comun<text:span text:style-name="T23">i</text:span>ca <text:span text:style-name="T15">il numero di righe del messaggio ,che equivalgono al numero di chiamate a myRecv che il server dovrà fare per acquisire tutto il testo.</text:span></text:p>
      <text:p text:style-name="P44">L’operazione di ricezione salva l’output facendo side-effect sul parametro di tipo char* che gli viene passato. Al fine di un maggiore controllo di possibili memory-leak tale parametro è allocato sulla stack e non nell’heap.</text:p>
      <text:p text:style-name="P44"/>
      <text:p text:style-name="P44">Il server non genera memory-leak se prima di invocare l’evento di SIGINT vengono fatti terminare i su<text:span text:style-name="T19">o</text:span>i thread. Altrimenti gli unici memory-leak sono legati agli argomenti passati come parametri ai thread che devono essere necessariamente allocati in stack per evitare race-condition.In <text:span text:style-name="T16">alternativa avrei potuto</text:span> utilizzare un array globale sovradimensionato ove salvare in ogni cella gli argomenti dei thread. Tuttavia ciò avrebbe limitato il grado di multiprogrammazione.</text:p>
      <text:p text:style-name="P44">Il client invece non genera memory-leak in ogni caso .</text:p>
      <text:p text:style-name="P46">La gestione della struttura dati msg_box , dell’hash table e della lista concatenata è realizzata attraverso 3 diversi moduli da me implementati.</text:p>
      <text:p text:style-name="P46">L’utilizzo corretto di tali moduli non causa memory-leak</text:p>
      <text:p text:style-name="P45"><text:soft-page-break/>Ho utilizzato valgrind come strumento di memory-check.</text:p>
      <text:p text:style-name="P45"/>
      <text:p text:style-name="P51">Il client infine acquisisce l’input dall’utente attraverso la funzione fgets , usando stdin come argomento di tipo FILE*.</text:p>
      <text:p text:style-name="P51">Tale scelta evita possibili buffer-overflow con la limitazione a <text:s/>1024 come <text:s/>massima dimensione del buffer di input.</text:p>
      <text:p text:style-name="P51"/>
      <text:p text:style-name="P57"/>
      <text:p text:style-name="P56"/>
      <text:p text:style-name="P45"/>
      <text:p text:style-name="P15">Manuale d’uso.</text:p>
      <text:p text:style-name="P56"/>
      <text:p text:style-name="P56">Compilare:</text:p>
      <text:p text:style-name="P56"/>
      <text:p text:style-name="P52">Ho scritto un makefile che sovraintende la compilazione di tutti i moduli necessari per la generazione degli eseguibili :server e newClient</text:p>
      <text:p text:style-name="P59"/>
      <text:p text:style-name="P56"/>
      <text:p text:style-name="P56">Installare:</text:p>
      <text:p text:style-name="P56"/>
      <text:p text:style-name="P52">Il server deve essere lanciato <text:span text:style-name="T22">o </text:span>con il parametro setup <text:span text:style-name="T22">o con </text:span><text:s/>nosetup.</text:p>
      <text:p text:style-name="P52">Il parametro deve essere setup se:</text:p>
      <text:list xml:id="list6132299100847448784" text:style-name="L13">
        <text:list-item>
          <text:p text:style-name="P53">è la prima volta che si esegue su una macchina il server</text:p>
        </text:list-item>
        <text:list-item>
          <text:p text:style-name="P53">si vuole resettare il database gestito dal server </text:p>
        </text:list-item>
      </text:list>
      <text:p text:style-name="P52">Il parametro deve essere nosetup se:</text:p>
      <text:list xml:id="list7524712541361745324" text:style-name="L14">
        <text:list-item>
          <text:p text:style-name="P54">si vuole lo stato del database relativo all’ultima esecuzione del server su quella macchina.</text:p>
        </text:list-item>
      </text:list>
      <text:p text:style-name="P52"/>
      <text:p text:style-name="P17">Sorgenti.</text:p>
      <text:p text:style-name="P17"/>
      <text:p text:style-name="P58">Sorgenti:</text:p>
      <text:p text:style-name="P55"/>
      <text:p text:style-name="P55">I sorgenti sono :</text:p>
      <text:p text:style-name="P55"/>
      <text:p text:style-name="P55">1. list.c </text:p>
      <text:p text:style-name="P55">2. hash-table.c</text:p>
      <text:p text:style-name="P55">3. utilities.c :gestione <text:s/>della msg_box</text:p>
      <text:p text:style-name="P55">4. client.c</text:p>
      <text:p text:style-name="P55">5. client_utilities.c</text:p>
      <text:p text:style-name="P55">6. server.c</text:p>
      <text:p text:style-name="P55">7. server_utilities.c</text:p>
      <text:p text:style-name="P55"/>
      <text:p text:style-name="P55"/>
      <text:p text:style-name="P6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color="#000000" fo:font-style="italic" officeooo:rsid="002434ff" officeooo:paragraph-rsid="002434ff" style:font-style-asian="italic" style:font-style-complex="italic"/>
    </style:style>
    <style:style style:name="MT1" style:family="text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8:12:59.158009619</meta:creation-date>
    <dc:date>2017-02-05T17:04:25.978266469</dc:date>
    <meta:editing-duration>PT10M5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6" meta:paragraph-count="117" meta:word-count="1670" meta:character-count="10807" meta:non-whitespace-character-count="9237"/>
  </office:meta>
</office:document-meta>
</file>